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000000140FF8623E2DE13D64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c770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c77025" draw:stroke-linejoin="round" draw:fill="solid" draw:fill-color="#c7702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ONL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SECTION_5f_TITLE_5f_AND_5f_DESCRIPTION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6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SECTION_5f_TITLE_5f_AND_5f_DESCRIPTION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loext:graphic-properties draw:fill="solid" draw:fill-color="#c77025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ource Sans Pro" fo:font-size="15pt" fo:letter-spacing="normal" fo:font-style="normal" style:text-underline-style="none" fo:font-weight="normal" style:font-name-asian="Source Sans Pro" style:font-size-asian="15pt" style:font-style-asian="normal" style:font-weight-asian="normal" style:font-name-complex="Source Sans Pro" style:font-size-complex="15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Raleway" fo:font-size="30.2000007629395pt" fo:letter-spacing="normal" fo:font-style="normal" style:text-underline-style="none" fo:font-weight="bold" style:font-name-asian="Raleway" style:font-size-asian="30.2000007629395pt" style:font-style-asian="normal" style:font-weight-asian="bold" style:font-name-complex="Raleway" style:font-size-complex="30.2000007629395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0" style:family="text">
      <style:text-properties fo:font-variant="normal" fo:text-transform="none" fo:color="#009688" style:text-line-through-style="none" style:text-line-through-type="none" style:text-position="0% 100%" style:font-name="Source Sans Pro" fo:font-size="18pt" fo:letter-spacing="normal" fo:font-style="normal" style:text-underline-style="solid" style:text-underline-width="auto" style:text-underline-color="font-color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Source Sans Pro" fo:font-size="18pt" fo:letter-spacing="normal" fo:font-style="italic" style:text-underline-style="none" fo:font-weight="normal" style:font-name-asian="Source Sans Pro" style:font-size-asian="18pt" style:font-style-asian="italic" style:font-weight-asian="normal" style:font-name-complex="Source Sans Pro" style:font-size-complex="18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3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Source Sans Pr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Source Sans Pro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Source Sans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Source Sans Pro" fo:color="#ff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Source Sans Pr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0;p13" presentation:style-name="pr1" draw:text-style-name="P2" draw:layer="layout" svg:width="22.732cm" svg:height="4.092cm" svg:x="2.556cm" svg:y="0.735cm" presentation:class="title" presentation:user-transformed="true">
          <draw:text-box>
            <text:p text:style-name="P1"><text:span text:style-name="T1">Version Control, git and Github</text:span></text:p>
          </draw:text-box>
        </draw:frame>
        <draw:custom-shape draw:name="Google Shape;61;p13" draw:style-name="gr1" draw:text-style-name="P3" draw:layer="layout" svg:width="9.271cm" svg:height="1.143cm" svg:x="0.932cm" svg:y="12.046cm">
          <text:p text:style-name="P1"><text:span text:style-name="T2">First Contributing to SasView worksh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1" draw:text-style-name="P3" draw:layer="layout" svg:width="5.242cm" svg:height="1.693cm" svg:x="19.47cm" svg:y="12.046cm">
          <text:p text:style-name="P1"><text:span text:style-name="T3">Paul Butler</text:span></text:p>
          <text:p text:style-name="P1"><text:span text:style-name="T3">Virtually May 20, 202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p:notes" draw:style-name="gr2" draw:layer="layout" svg:width="16.933cm" svg:height="9.524cm" svg:x="1.059cm" svg:y="1.905cm" draw:page-number="1" presentation:class="page"/>
          <draw:frame draw:name="Google Shape;58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to expect" draw:style-name="dp1" draw:master-page-name="TITLE_5f_ONLY" presentation:presentation-page-layout-name="AL2T19">
        <draw:frame draw:name="Google Shape;67;p14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What to expect</text:span></text:p>
          </draw:text-box>
        </draw:frame>
        <draw:custom-shape draw:name="Google Shape;68;p14" draw:style-name="gr3" draw:text-style-name="P3" draw:layer="layout" svg:width="15.481cm" svg:height="1.282cm" svg:x="3.206cm" svg:y="4.588cm">
          <text:p text:style-name="P1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1" draw:text-style-name="P3" draw:layer="layout" svg:width="20.38cm" svg:height="3.557cm" svg:x="2.51cm" svg:y="7.589cm">
          <text:p text:style-name="P1"><text:span text:style-name="T5">These few slides are intended to provide a quick orientation to how the three concepts are related (and how they are different) and some basics about each. <text:s/>They are intended to be followed immediately by a tour of github using the SasView organization githu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4" draw:style-name="gr4" draw:text-style-name="P6" draw:layer="layout" svg:width="15.636cm" svg:height="1.41cm" svg:x="3.471cm" svg:y="4.588cm">
          <text:p text:style-name="P1"><text:span text:style-name="T5">No knowledge of any of these concepts is assumed here.</text:span></text:p>
          <draw:enhanced-geometry draw:mirror-horizontal="false" draw:mirror-vertical="false" draw:text-areas="0 ?f4 ?f5 ?f9" svg:viewBox="0 0 0 0" draw:type="ooxml-snip1Rect" draw:modifiers="16667" draw:enhanced-path="M 0 0 L ?f3 0 ?f6 ?f2 ?f6 ?f9 0 ?f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1/2"/>
            <draw:equation draw:name="f5" draw:formula="(?f3 +logwidth)/2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3 0" draw:handle-range-x-maximum="50000" draw:handle-range-x-minimum="0"/>
          </draw:enhanced-geometry>
        </draw:custom-shape>
        <presentation:notes draw:style-name="dp2">
          <draw:page-thumbnail draw:name="Google Shape;64;gda87b953ee_0_49:notes" draw:style-name="gr2" draw:layer="layout" svg:width="16.932cm" svg:height="9.524cm" svg:x="1.059cm" svg:y="1.905cm" draw:page-number="2" presentation:class="page"/>
          <draw:frame draw:name="Google Shape;65;gda87b953ee_0_49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SECTION_5f_TITLE_5f_AND_5f_DESCRIPTION">
        <draw:frame draw:name="Google Shape;75;p15" presentation:style-name="pr5" draw:text-style-name="P7" draw:layer="layout" svg:width="11.236cm" svg:height="1.576cm" svg:x="0.965cm" svg:y="3.154cm" presentation:class="title" presentation:user-transformed="true">
          <draw:text-box>
            <text:p text:style-name="P1"><text:span text:style-name="T6">Version Control</text:span></text:p>
          </draw:text-box>
        </draw:frame>
        <draw:frame draw:name="Google Shape;76;p15" presentation:style-name="pr6" draw:text-style-name="P9" draw:layer="layout" svg:width="10.657cm" svg:height="3.459cm" svg:x="13.498cm" svg:y="2.212cm" presentation:class="outline" presentation:user-transformed="true">
          <draw:text-box>
            <text:p text:style-name="P8"><text:span text:style-name="T7">A concept for collaborative software development to keep track of changes and conflicts.</text:span></text:p>
          </draw:text-box>
        </draw:frame>
        <draw:frame draw:name="Google Shape;77;p15" presentation:style-name="pr5" draw:text-style-name="P7" draw:layer="layout" svg:width="11.236cm" svg:height="1.576cm" svg:x="0.965cm" svg:y="6.614cm" presentation:class="title" presentation:user-transformed="true">
          <draw:text-box>
            <text:p text:style-name="P1"><text:span text:style-name="T6">git</text:span></text:p>
          </draw:text-box>
        </draw:frame>
        <draw:frame draw:name="Google Shape;78;p15" presentation:style-name="pr5" draw:text-style-name="P7" draw:layer="layout" svg:width="11.236cm" svg:height="1.576cm" svg:x="0.965cm" svg:y="9.846cm" presentation:class="title" presentation:user-transformed="true">
          <draw:text-box>
            <text:p text:style-name="P1"><text:span text:style-name="T6">Github</text:span></text:p>
          </draw:text-box>
        </draw:frame>
        <draw:frame draw:name="Google Shape;79;p15" presentation:style-name="pr6" draw:text-style-name="P9" draw:layer="layout" svg:width="10.657cm" svg:height="3.459cm" svg:x="13.498cm" svg:y="5.395cm" presentation:class="outline" presentation:user-transformed="true">
          <draw:text-box>
            <text:p text:style-name="P8"><text:span text:style-name="T7">One of many “protocols” of how to implement Version Control. Also name of software implementing the protocol</text:span></text:p>
          </draw:text-box>
        </draw:frame>
        <draw:frame draw:name="Google Shape;80;p15" presentation:style-name="pr7" draw:text-style-name="P9" draw:layer="layout" svg:width="11.236cm" svg:height="4.113cm" svg:x="13.498cm" svg:y="8.577cm" presentation:class="outline" presentation:user-transformed="true">
          <draw:text-box>
            <text:p text:style-name="P10"><text:span text:style-name="T7">A web based Software development environment which provides a number of services including an implementation of <text:s/>git for version control</text:span></text:p>
          </draw:text-box>
        </draw:frame>
        <presentation:notes draw:style-name="dp2">
          <draw:page-thumbnail draw:name="Google Shape;72;gda87b953ee_0_63:notes" draw:style-name="gr2" draw:layer="layout" svg:width="16.932cm" svg:height="9.524cm" svg:x="1.059cm" svg:y="1.905cm" draw:page-number="3" presentation:class="page"/>
          <draw:frame draw:name="Google Shape;73;gda87b953ee_0_6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SION CONTROL" draw:style-name="dp1" draw:master-page-name="TITLE_5f_ONLY" presentation:presentation-page-layout-name="AL2T19">
        <draw:frame draw:name="Google Shape;85;p16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VERSION CONTROL</text:span></text:p>
          </draw:text-box>
        </draw:frame>
        <draw:custom-shape draw:name="Google Shape;86;p16" draw:style-name="gr1" draw:text-style-name="P3" draw:layer="layout" svg:width="20.369cm" svg:height="4.319cm" svg:x="2.25cm" svg:y="3.45cm">
          <text:list text:style-name="L8">
            <text:list-item>
              <text:p text:style-name="P11"><text:span text:style-name="T5">ALL HISTORY is maintained .. nothing is deleted</text:span></text:p>
            </text:list-item>
            <text:list-item>
              <text:p text:style-name="P11"><text:span text:style-name="T5">You can go backward and forward in time to see who made what change when</text:span></text:p>
            </text:list-item>
            <text:list-item>
              <text:p text:style-name="P11"><text:span text:style-name="T5">You can revert to a previous time</text:span></text:p>
            </text:list-item>
            <text:list-item>
              <text:p text:style-name="P11"><text:span text:style-name="T5">Tools to do more sophisticated surgery for the ninjas -- will not cov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6" draw:layer="layout" svg:width="18.452cm" svg:height="4.278cm" svg:x="4.167cm" svg:y="9.684cm">
          <text:p text:style-name="P1"><text:span text:style-name="T8">Basically a big database that tracks and records <text:s/>every difference (along with time and who made the change) - not saving every <text:s/>changed file.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2;gda87b953ee_0_68:notes" draw:style-name="gr2" draw:layer="layout" svg:width="16.932cm" svg:height="9.524cm" svg:x="1.059cm" svg:y="1.905cm" draw:page-number="4" presentation:class="page"/>
          <draw:frame draw:name="Google Shape;83;gda87b953ee_0_68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GIT CONCEPTS/COMMANDS" draw:style-name="dp1" draw:master-page-name="TITLE_5f_ONLY" presentation:presentation-page-layout-name="AL2T19">
        <draw:frame draw:name="Google Shape;92;p17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BASIC GIT CONCEPTS/COMMANDS</text:span></text:p>
          </draw:text-box>
        </draw:frame>
        <draw:custom-shape draw:name="Google Shape;93;p17" draw:style-name="gr1" draw:text-style-name="P3" draw:layer="layout" svg:width="23.03cm" svg:height="7.515cm" svg:x="0.967cm" svg:y="6.32cm">
          <text:p text:style-name="P12"><text:span text:style-name="T5">KEY CONCEPTS</text:span></text:p>
          <text:list text:style-name="L8">
            <text:list-item>
              <text:p text:style-name="P12"><text:span text:style-name="T5">At its core it is meant to be de-centralized. So everybody has a copy of the FULL repository (repo). In principle “all are created equal”</text:span></text:p>
            </text:list-item>
            <text:list-item>
              <text:p text:style-name="P12"><text:span text:style-name="T5">For simplicity SasView uses Github as the master repo on github</text:span></text:p>
            </text:list-item>
            <text:list-item>
              <text:p text:style-name="P12"><text:span text:style-name="T5">NOTHING changes when you change and save a file (need some git commands)</text:span></text:p>
            </text:list-item>
            <text:list-item>
              <text:p text:style-name="P12"><text:span text:style-name="T5">Git changing things locally is a commit to the repo … BUT only your cop. Nobody knows what you have done yet - you need to synch the new state of your repo with “origin” on githu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7" draw:style-name="gr5" draw:text-style-name="P6" draw:layer="layout" svg:width="16.612cm" svg:height="2.167cm" svg:x="6.6cm" svg:y="3.209cm">
          <text:p text:style-name="P1"><text:span text:style-name="T5">Git is basically a protocol for how to do version control</text:span></text:p>
          <text:p text:style-name="P1"><text:span text:style-name="T5">But also basically an implementation of that protocal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89;gd92ce3ed72_0_2:notes" draw:style-name="gr2" draw:layer="layout" svg:width="16.932cm" svg:height="9.524cm" svg:x="1.059cm" svg:y="1.905cm" draw:page-number="5" presentation:class="page"/>
          <draw:frame draw:name="Google Shape;90;gd92ce3ed72_0_2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ASIC GIT CONCEPTS/COMMANDS" draw:style-name="dp1" draw:master-page-name="TITLE_5f_ONLY" presentation:presentation-page-layout-name="AL2T19">
        <draw:frame draw:name="Google Shape;99;p18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BASIC GIT CONCEPTS/COMMANDS</text:span></text:p>
          </draw:text-box>
        </draw:frame>
        <draw:custom-shape draw:name="Google Shape;100;p18" draw:style-name="gr1" draw:text-style-name="P3" draw:layer="layout" svg:width="23.03cm" svg:height="9.267cm" svg:x="0.854cm" svg:y="3.37cm">
          <text:p text:style-name="P12"><text:span text:style-name="T5">BASIC CONCEPTS/COMMANDS:</text:span></text:p>
          <text:list text:style-name="L8">
            <text:list-item>
              <text:p text:style-name="P12"><text:span text:style-name="T5">Repo (git init; git clone https://www.github.com/xxxx)</text:span></text:p>
            </text:list-item>
            <text:list-item>
              <text:p text:style-name="P12"><text:span text:style-name="T5">Branches (git branch mybranch; git checkout mybranch; git switch mybranch)</text:span></text:p>
            </text:list-item>
          </text:list>
          <text:list text:style-name="L9">
            <text:list-item>
              <text:list>
                <text:list-item>
                  <text:p text:style-name="P12"><text:span text:style-name="T5">Create and checkout branch in one command (git checkout -b mybranch)</text:span></text:p>
                </text:list-item>
              </text:list>
            </text:list-item>
          </text:list>
          <text:list text:style-name="L10">
            <text:list-item>
              <text:p text:style-name="P12"><text:span text:style-name="T9">add and commit, (git add file1 + git commit OR git commit -am “message”)</text:span></text:p>
            </text:list-item>
          </text:list>
          <text:list text:style-name="L9">
            <text:list-item>
              <text:p text:style-name="P12"><text:span text:style-name="T5">push upstream, (git push; git push origin -u mybranch remote branch)</text:span></text:p>
            </text:list-item>
            <text:list-item>
              <text:p text:style-name="P12"><text:span text:style-name="T5">pull from remote, (git fetch, git pull)</text:span></text:p>
            </text:list-item>
            <text:list-item>
              <text:p text:style-name="P12"><text:span text:style-name="T5">Merge, (git merge otherbranch)</text:span></text:p>
            </text:list-item>
            <text:list-item>
              <text:p text:style-name="P12"><text:span text:style-name="T5">History (git log; <text:s/>git blame … or git praise :-))</text:span></text:p>
            </text:list-item>
            <text:list-item>
              <text:p text:style-name="P12"><text:span text:style-name="T5">Status (git statu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8" draw:style-name="gr1" draw:text-style-name="P3" draw:layer="layout" svg:width="25.114cm" svg:height="2.069cm" svg:x="0cm" svg:y="12.235cm">
          <text:p text:style-name="P1"><text:span text:style-name="T5">Handy ref: </text:span><text:span text:style-name="T10"><text:a xlink:href="https://www.digitalocean.com/community/cheatsheets/how-to-use-git-a-reference-guide" xlink:type="simple">https://www.digitalocean.com/community/cheatsheets/how-to-use-git-a-reference-guid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6;gda87ba2e34_0_18:notes" draw:style-name="gr2" draw:layer="layout" svg:width="16.932cm" svg:height="9.524cm" svg:x="1.059cm" svg:y="1.905cm" draw:page-number="6" presentation:class="page"/>
          <draw:frame draw:name="Google Shape;97;gda87ba2e34_0_18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hub" draw:style-name="dp1" draw:master-page-name="TITLE_5f_ONLY" presentation:presentation-page-layout-name="AL2T19">
        <draw:frame draw:name="Google Shape;106;p19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Github</text:span></text:p>
          </draw:text-box>
        </draw:frame>
        <draw:custom-shape draw:name="Google Shape;107;p19" draw:style-name="gr1" draw:text-style-name="P3" draw:layer="layout" svg:width="20.369cm" svg:height="5.843cm" svg:x="2.25cm" svg:y="5.348cm">
          <text:list text:style-name="L8">
            <text:list-item>
              <text:p text:style-name="P11"><text:span text:style-name="T5">Version control repository (using git)</text:span></text:p>
            </text:list-item>
            <text:list-item>
              <text:p text:style-name="P11"><text:span text:style-name="T5">Ticket/Issue tracker system</text:span></text:p>
            </text:list-item>
            <text:list-item>
              <text:p text:style-name="P11"><text:span text:style-name="T5">Continuous Integration tools (but travis CI going away)</text:span></text:p>
            </text:list-item>
            <text:list-item>
              <text:p text:style-name="P11"><text:span text:style-name="T5">Website</text:span></text:p>
            </text:list-item>
            <text:list-item>
              <text:p text:style-name="P11"><text:span text:style-name="T5">Wiki</text:span></text:p>
            </text:list-item>
            <text:list-item>
              <text:p text:style-name="P11"><text:span text:style-name="T5">Release management</text:span></text:p>
            </text:list-item>
            <text:list-item>
              <text:p text:style-name="P11"><text:span text:style-name="T5">And mor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5" draw:text-style-name="P6" draw:layer="layout" svg:width="16.612cm" svg:height="1.282cm" svg:x="6.6cm" svg:y="3.224cm">
          <text:p text:style-name="P1"><text:span text:style-name="T5">A service provided at</text:span><text:span text:style-name="T11"> </text:span><text:span text:style-name="T12">github.com</text:span><text:span text:style-name="T7"> </text:span><text:span text:style-name="T5">that includes: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name="Google Shape;103;gda87ba2e34_0_12:notes" draw:style-name="gr2" draw:layer="layout" svg:width="16.932cm" svg:height="9.524cm" svg:x="1.059cm" svg:y="1.905cm" draw:page-number="7" presentation:class="page"/>
          <draw:frame draw:name="Google Shape;104;gda87ba2e34_0_1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A QUICK TOUR" draw:style-name="dp1" draw:master-page-name="TITLE_5f_ONLY" presentation:presentation-page-layout-name="AL2T19">
        <draw:frame draw:name="Google Shape;113;p20" presentation:style-name="pr3" draw:text-style-name="P5" draw:layer="layout" svg:width="23.667cm" svg:height="1.731cm" svg:x="1.732cm" svg:y="1.137cm" presentation:class="title" presentation:user-transformed="true">
          <draw:text-box>
            <text:p text:style-name="P1"><text:span text:style-name="T4">NOW A QUICK TOUR</text:span></text:p>
          </draw:text-box>
        </draw:frame>
        <draw:custom-shape draw:name="Google Shape;114;p20" draw:style-name="gr1" draw:text-style-name="P3" draw:layer="layout" svg:width="20.369cm" svg:height="8.391cm" svg:x="2.25cm" svg:y="3.607cm">
          <text:list text:style-name="L8">
            <text:list-item>
              <text:p text:style-name="P13"><text:span text:style-name="T5">The different repositories within the SasView github account</text:span></text:p>
            </text:list-item>
            <text:list-item>
              <text:p text:style-name="P13"><text:span text:style-name="T5">In sasview repo</text:span></text:p>
            </text:list-item>
          </text:list>
          <text:list text:style-name="L9">
            <text:list-item>
              <text:list>
                <text:list-item>
                  <text:p text:style-name="P13"><text:span text:style-name="T5">Last commit and log (git log)</text:span></text:p>
                </text:list-item>
                <text:list-item>
                  <text:p text:style-name="P13"><text:span text:style-name="T5">Commits and diffs view and blame</text:span></text:p>
                </text:list-item>
                <text:list-item>
                  <text:p text:style-name="P13"><text:span text:style-name="T5">Branches (main and master) and making PR</text:span></text:p>
                </text:list-item>
                <text:list-item>
                  <text:p text:style-name="P13"><text:span text:style-name="T5">PRs and how to work them</text:span></text:p>
                </text:list-item>
                <text:list-item>
                  <text:p text:style-name="P13"><text:span text:style-name="T5">Insights -&gt; Network: the bird’s eye view</text:span></text:p>
                </text:list-item>
                <text:list-item>
                  <text:p text:style-name="P13"><text:span text:style-name="T5">Issues - where discussion happens (labels and milestones and linking to PR/closing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;gda87b953ee_0_75:notes" draw:style-name="gr2" draw:layer="layout" svg:width="16.932cm" svg:height="9.524cm" svg:x="1.059cm" svg:y="1.905cm" draw:page-number="8" presentation:class="page"/>
          <draw:frame draw:name="Google Shape;111;gda87b953ee_0_75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fffff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solid" draw:fill-color="#5e2b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solid" svg:stroke-width="0.053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SECTION_5f_TITLE_5f_AND_5f_DESCRIPTION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9;p1" draw:style-name="Mgr3" draw:text-style-name="MP5" draw:layer="backgroundobjects" svg:width="1.731cm" svg:height="1.731cm" svg:x="0.172cm" svg:y="1.137cm">
        <draw:image xlink:href="Pictures/100002010000014000000140FF8623E2DE13D647.png" xlink:type="simple" xlink:show="embed" xlink:actuate="onLoad">
          <text:p/>
        </draw:image>
      </draw:frame>
      <draw:custom-shape draw:name="Google Shape;11;p2" draw:style-name="Mgr4" draw:text-style-name="MP6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22.732cm" svg:height="4.092cm" svg:x="1.35cm" svg:y="0.735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9;p1" draw:style-name="Mgr3" draw:text-style-name="MP5" draw:layer="backgroundobjects" svg:width="1.731cm" svg:height="1.731cm" svg:x="0.172cm" svg:y="1.137cm">
        <draw:image xlink:href="Pictures/100002010000014000000140FF8623E2DE13D647.png" xlink:type="simple" xlink:show="embed" xlink:actuate="onLoad">
          <text:p/>
        </draw:image>
      </draw:frame>
      <draw:frame draw:name="Google Shape;29;p6" presentation:style-name="TITLE_5f_ONLY-title" draw:layer="backgroundobjects" svg:width="23.667cm" svg:height="1.731cm" svg:x="1.732cm" svg:y="1.137cm" presentation:class="title" presentation:placeholder="true" presentation:user-transformed="true">
        <draw:text-box/>
      </draw:frame>
      <draw:frame draw:name="Google Shape;30;p6" presentation:style-name="Mpr4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frame draw:name="Google Shape;9;p1" draw:style-name="Mgr3" draw:text-style-name="MP5" draw:layer="backgroundobjects" svg:width="1.731cm" svg:height="1.731cm" svg:x="0.172cm" svg:y="1.137cm">
        <draw:image xlink:href="Pictures/100002010000014000000140FF8623E2DE13D647.png" xlink:type="simple" xlink:show="embed" xlink:actuate="onLoad">
          <text:p/>
        </draw:image>
      </draw:frame>
      <draw:custom-shape draw:name="Google Shape;39;p9" draw:style-name="Mgr4" draw:text-style-name="MP6" draw:layer="backgroundobjects" svg:width="12.295cm" svg:height="13.838cm" svg:x="12.88cm" svg:y="0.2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5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259cm" svg:x="0.738cm" svg:y="3.283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7" draw:text-style-name="MP8" draw:layer="backgroundobjects" svg:width="1.523cm" svg:height="1.092cm" svg:x="23.606cm" svg:y="13.024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6"/>
    <meta:generator>LibreOfficeDev/6.0.5.2$Linux_X86_64 LibreOffice_project/</meta:generator>
  </office:meta>
</office:document-meta>
</file>